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fo:font-size="12pt" fo:font-weight="bold" officeooo:rsid="001c79db" officeooo:paragraph-rsid="001c79db" style:font-size-asian="12pt" style:font-weight-asian="bold" style:font-size-complex="12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fo:color="#000000" style:font-name="Liberation Serif" fo:font-size="12pt" fo:font-weight="normal" officeooo:rsid="001d4889" officeooo:paragraph-rsid="001d4889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style:font-name="Liberation Serif" fo:font-size="12pt" fo:font-weight="normal" officeooo:rsid="001d4889" officeooo:paragraph-rsid="001d4889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style:font-name="Liberation Serif" fo:font-size="12pt" fo:font-weight="normal" officeooo:rsid="001d4889" officeooo:paragraph-rsid="001d4889" style:font-size-asian="12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style:font-name="Liberation Serif" fo:font-size="12pt" fo:font-weight="normal" officeooo:rsid="002178d0" officeooo:paragraph-rsid="002178d0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style:font-name="Liberation Serif" fo:font-size="12pt" fo:font-weight="normal" officeooo:rsid="002320e9" officeooo:paragraph-rsid="002320e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Criando seu Primeiro Repositório no GitHub Para Compartilhar Seu Progresso</text:h>
      <text:p text:style-name="P2">Aula 01: Apresentação</text:p>
      <text:p text:style-name="P2">Aula 02: Revisão</text:p>
      <text:p text:style-name="P3">Pode abrir o terminal direto da pasta com o botão direito do mouse (“Abrir no terminal”), de forma que não precisa do CD no terminal para entrar na pasta desejada.</text:p>
      <text:p text:style-name="P4">Clone o arquivo desejado no gitHub e coloque o comando: git clone LINKdoGIThub.</text:p>
      <text:p text:style-name="P4">Depois do clone entre na pasta clonada com o cd NOMEdaPASTA.</text:p>
      <text:p text:style-name="P6">Faça as alterações necessárias e depois commit: git commit -m “texto”.</text:p>
      <text:p text:style-name="P6">Inclua no git hub com o git push origin main.</text:p>
      <text:p text:style-name="P7"><text:span text:style-name="T1">Quarteto</text:span>:</text:p>
      <text:p text:style-name="P6">GIT ADD .</text:p>
      <text:p text:style-name="P6">GIT COMMIT -M “TEXTO”</text:p>
      <text:p text:style-name="P6">GIT STATUS</text:p>
      <text:p text:style-name="P6">GIT PUSH ORIGIN MASTER OU MAIN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09:04:38.889486539</meta:creation-date>
    <dc:date>2022-03-20T09:37:02.368741720</dc:date>
    <meta:editing-duration>PT9M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07" meta:character-count="607" meta:non-whitespace-character-count="513"/>
  </office:meta>
</office:document-meta>
</file>